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Extractor.setDefaultValue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proc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PathExtractor.setQuiet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us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getXPath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parseResponse( Sample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Extractor.setXPathQuery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repor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tractor.getValuesForXPath( Document d , String query , JMeterVariables vars , String ref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XPathExtractor.setNameSpace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showWarn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setShowWarnings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setRefName( String ref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setReportErrors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isQui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concat( String s1 , String s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isToler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getRef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.setTolerant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